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Example 1 Evaluate <draw:frame draw:style-name="fr1" text:anchor-type="as-char"><draw:object xlink:href="Formula-0/" xlink:type="simple" xlink:show="embed" xlink:actuate="onLoad"/></draw:frame></text:p>
      <text:p text:style-name="Text_20_body">1. First, we note that</text:p>
      <text:p text:style-name="Text_20_body"><draw:frame draw:style-name="fr2" text:anchor-type="paragraph"><draw:object xlink:href="Formula-2/" xlink:type="simple" xlink:show="embed" xlink:actuate="onLoad"/></draw:frame></text:p>
      <text:p text:style-name="Text_20_body">(say)</text:p>
      <text:p text:style-name="Text_20_body">2. Therefore...</text:p>
      <text:p text:style-name="Text_20_body">(iii) Put <draw:frame draw:style-name="fr1" text:anchor-type="as-char"><draw:object xlink:href="Formula-4/" xlink:type="simple" xlink:show="embed" xlink:actuate="onLoad"/></draw:frame></text:p>
      <text:p text:style-name="Text_20_body"><draw:frame draw:style-name="fr2" text:anchor-type="paragraph"><draw:object xlink:href="Formula-6/" xlink:type="simple" xlink:show="embed" xlink:actuate="onLoad"/></draw:frame></text:p>
      <text:p text:style-name="Text_20_body">(say)</text:p>
      <text:p text:style-name="Text_20_body">Here, <draw:frame draw:style-name="fr1" text:anchor-type="as-char"><draw:object xlink:href="Formula-8/" xlink:type="simple" xlink:show="embed" xlink:actuate="onLoad"/></draw:frame>, therefore</text:p>
      <text:p text:style-name="Text_20_body">(iv) Put <draw:frame draw:style-name="fr1" text:anchor-type="as-char"><draw:object xlink:href="Formula-10/" xlink:type="simple" xlink:show="embed" xlink:actuate="onLoad"/></draw:frame></text:p>
      <text:p text:style-name="Text_20_body"><draw:frame draw:style-name="fr2" text:anchor-type="paragraph"><draw:object xlink:href="Formula-12/" xlink:type="simple" xlink:show="embed" xlink:actuate="onLoad"/></draw:frame></text:p>
      <text:p text:style-name="Text_20_body">Here, <draw:frame draw:style-name="fr1" text:anchor-type="as-char"><draw:object xlink:href="Formula-14/" xlink:type="simple" xlink:show="embed" xlink:actuate="onLoad"/></draw:frame></text:p>
      <text:p text:style-name="Text_20_body">Thus, limit does not exist.</text:p>
      <text:p text:style-name="Text_20_body">Ans.</text:p>
      <text:p text:style-name="Text_20_body">Example 2 Evaluate <draw:frame draw:style-name="fr1" text:anchor-type="as-char"><draw:object xlink:href="Formula-16/" xlink:type="simple" xlink:show="embed" xlink:actuate="onLoad"/></draw:frame>.</text:p>
      <text:p text:style-name="Text_20_body">Solution.</text:p>
      <text:p text:style-name="Text_20_body">(i) <draw:frame draw:style-name="fr1" text:anchor-type="as-char"><draw:object xlink:href="Formula-18/" xlink:type="simple" xlink:show="embed" xlink:actuate="onLoad"/></draw:frame> (say)</text:p>
      <text:p text:style-name="Text_20_body">(ii) <draw:frame draw:style-name="fr1" text:anchor-type="as-char"><draw:object xlink:href="Formula-20/" xlink:type="simple" xlink:show="embed" xlink:actuate="onLoad"/></draw:frame> (say)</text:p>
      <text:p text:style-name="Text_20_body">Here, <draw:frame draw:style-name="fr1" text:anchor-type="as-char"><draw:object xlink:href="Formula-22/" xlink:type="simple" xlink:show="embed" xlink:actuate="onLoad"/></draw:frame>, therefore</text:p>
      <text:p text:style-name="Text_20_body">(iii) Put <draw:frame draw:style-name="fr1" text:anchor-type="as-char"><draw:object xlink:href="Formula-24/" xlink:type="simple" xlink:show="embed" xlink:actuate="onLoad"/></draw:frame></text:p>
      <text:p text:style-name="Text_20_body"><draw:frame draw:style-name="fr1" text:anchor-type="as-char"><draw:object xlink:href="Formula-26/" xlink:type="simple" xlink:show="embed" xlink:actuate="onLoad"/></draw:frame> (say)</text:p>
      <text:p text:style-name="Text_20_body">Here, <draw:frame draw:style-name="fr1" text:anchor-type="as-char"><draw:object xlink:href="Formula-28/" xlink:type="simple" xlink:show="embed" xlink:actuate="onLoad"/></draw:frame>, therefore</text:p>
      <text:p text:style-name="Text_20_body">(iv) Put <draw:frame draw:style-name="fr1" text:anchor-type="as-char"><draw:object xlink:href="Formula-30/" xlink:type="simple" xlink:show="embed" xlink:actuate="onLoad"/></draw:frame></text:p>
      <text:p text:style-name="Text_20_body"><draw:frame draw:style-name="fr1" text:anchor-type="as-char"><draw:object xlink:href="Formula-32/" xlink:type="simple" xlink:show="embed" xlink:actuate="onLoad"/></draw:frame></text:p>
      <text:p text:style-name="Text_20_body"><draw:frame draw:style-name="fr1" text:anchor-type="as-char"><draw:object xlink:href="Formula-34/" xlink:type="simple" xlink:show="embed" xlink:actuate="onLoad"/></draw:frame> (say)</text:p>
      <text:p text:style-name="Text_20_body">Here, <draw:frame draw:style-name="fr1" text:anchor-type="as-char"><draw:object xlink:href="Formula-36/" xlink:type="simple" xlink:show="embed" xlink:actuate="onLoad"/></draw:frame></text:p>
      <text:p text:style-name="Text_20_body">Thus, limit exists with value 0.</text:p>
      <text:p text:style-name="Text_20_body">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06-24T16:59:22Z</meta:creation-date>
    <dc:date>2025-06-24T16:59:22Z</dc:date>
  </office:meta>
</office:document-meta>
</file>

<file path=Formula-0/content.xml><?xml version="1.0" encoding="utf-8"?>
<math xmlns="http://www.w3.org/1998/Math/MathML" display="inline">
  <mrow>
    <msub>
      <mo>lim</mo>
      <mrow>
        <mi>y</mi>
        <mo>→</mo>
        <mn>0</mn>
      </mrow>
    </msub>
    <mfrac>
      <mrow>
        <msup>
          <mi>x</mi>
          <mn>2</mn>
        </msup>
        <mi>y</mi>
      </mrow>
      <mrow>
        <msup>
          <mi>x</mi>
          <mn>2</mn>
        </msup>
        <mo>+</mo>
        <msup>
          <mi>y</mi>
          <mn>2</mn>
        </msup>
      </mrow>
    </mfrac>
  </mrow>
</math>
</file>

<file path=Formula-10/content.xml><?xml version="1.0" encoding="utf-8"?>
<math xmlns="http://www.w3.org/1998/Math/MathML" display="inline">
  <mrow>
    <mi>y</mi>
    <mo>=</mo>
    <mi>m</mi>
    <msup>
      <mi>x</mi>
      <mn>2</mn>
    </msup>
  </mrow>
</math>
</file>

<file path=Formula-12/content.xml><?xml version="1.0" encoding="utf-8"?>
<math xmlns="http://www.w3.org/1998/Math/MathML" display="block">
  <mrow>
    <munder>
      <mo>lim</mo>
      <mrow>
        <mi>y</mi>
        <mo>→</mo>
        <mn>0</mn>
      </mrow>
    </munder>
    <mfrac>
      <mrow>
        <msup>
          <mi>x</mi>
          <mn>2</mn>
        </msup>
        <mi>m</mi>
        <msup>
          <mi>x</mi>
          <mn>2</mn>
        </msup>
      </mrow>
      <mrow>
        <msup>
          <mi>x</mi>
          <mn>2</mn>
        </msup>
        <mo>+</mo>
        <msup>
          <mi>m</mi>
          <mn>2</mn>
        </msup>
        <msup>
          <mi>x</mi>
          <mn>4</mn>
        </msup>
      </mrow>
    </mfrac>
    <mo>=</mo>
    <mfrac>
      <mi>m</mi>
      <mrow>
        <mn>1</mn>
        <mo>+</mo>
        <msup>
          <mi>m</mi>
          <mn>2</mn>
        </msup>
      </mrow>
    </mfrac>
    <mo>=</mo>
    <msub>
      <mi>f</mi>
      <mn>4</mn>
    </msub>
  </mrow>
</math>
</file>

<file path=Formula-14/content.xml><?xml version="1.0" encoding="utf-8"?>
<math xmlns="http://www.w3.org/1998/Math/MathML" display="inline">
  <mrow>
    <msub>
      <mi>f</mi>
      <mn>1</mn>
    </msub>
    <mo>=</mo>
    <msub>
      <mi>f</mi>
      <mn>2</mn>
    </msub>
    <mo>=</mo>
    <msub>
      <mi>f</mi>
      <mn>3</mn>
    </msub>
    <mo>≠</mo>
    <msub>
      <mi>f</mi>
      <mn>4</mn>
    </msub>
  </mrow>
</math>
</file>

<file path=Formula-16/content.xml><?xml version="1.0" encoding="utf-8"?>
<math xmlns="http://www.w3.org/1998/Math/MathML" display="inline">
  <mrow>
    <msub>
      <mo>lim</mo>
      <mrow>
        <mi>y</mi>
        <mo>→</mo>
        <mn>0</mn>
      </mrow>
    </msub>
    <mo stretchy="false" form="prefix">(</mo>
    <msup>
      <mi>x</mi>
      <mn>3</mn>
    </msup>
    <mo>+</mo>
    <msup>
      <mi>y</mi>
      <mn>3</mn>
    </msup>
    <mo stretchy="false" form="postfix">)</mo>
  </mrow>
</math>
</file>

<file path=Formula-18/content.xml><?xml version="1.0" encoding="utf-8"?>
<math xmlns="http://www.w3.org/1998/Math/MathML" display="inline">
  <mrow>
    <msub>
      <mo>lim</mo>
      <mrow>
        <mi>y</mi>
        <mo>→</mo>
        <mn>0</mn>
      </mrow>
    </msub>
    <mo stretchy="false" form="prefix">(</mo>
    <msup>
      <mi>x</mi>
      <mn>3</mn>
    </msup>
    <mo>+</mo>
    <msup>
      <mi>y</mi>
      <mn>3</mn>
    </msup>
    <mo stretchy="false" form="postfix">)</mo>
    <mo>=</mo>
    <msub>
      <mo>lim</mo>
      <mrow>
        <mi>y</mi>
        <mo>→</mo>
        <mn>0</mn>
      </mrow>
    </msub>
    <mo stretchy="false" form="prefix">(</mo>
    <mn>0</mn>
    <mo>+</mo>
    <msup>
      <mi>y</mi>
      <mn>3</mn>
    </msup>
    <mo stretchy="false" form="postfix">)</mo>
    <mo>=</mo>
    <mn>0</mn>
    <mo>=</mo>
    <msub>
      <mi>f</mi>
      <mn>1</mn>
    </msub>
  </mrow>
</math>
</file>

<file path=Formula-2/content.xml><?xml version="1.0" encoding="utf-8"?>
<math xmlns="http://www.w3.org/1998/Math/MathML" display="block">
  <mrow>
    <munder>
      <mo>lim</mo>
      <mrow>
        <mi>y</mi>
        <mo>→</mo>
        <mn>0</mn>
      </mrow>
    </munder>
    <mfrac>
      <mrow>
        <msup>
          <mi>x</mi>
          <mn>2</mn>
        </msup>
        <mi>y</mi>
      </mrow>
      <mrow>
        <msup>
          <mi>x</mi>
          <mn>2</mn>
        </msup>
        <mo>+</mo>
        <msup>
          <mi>y</mi>
          <mn>2</mn>
        </msup>
      </mrow>
    </mfrac>
    <mo>=</mo>
    <munder>
      <mo>lim</mo>
      <mrow>
        <mi>y</mi>
        <mo>→</mo>
        <mn>0</mn>
      </mrow>
    </munder>
    <mfrac>
      <mn>0</mn>
      <mrow>
        <mn>0</mn>
        <mo>+</mo>
        <msup>
          <mi>y</mi>
          <mn>2</mn>
        </msup>
      </mrow>
    </mfrac>
    <mo>=</mo>
    <mn>0</mn>
    <mo>=</mo>
    <msub>
      <mi>f</mi>
      <mn>1</mn>
    </msub>
  </mrow>
</math>
</file>

<file path=Formula-20/content.xml><?xml version="1.0" encoding="utf-8"?>
<math xmlns="http://www.w3.org/1998/Math/MathML" display="inline">
  <mrow>
    <msub>
      <mo>lim</mo>
      <mrow>
        <mi>y</mi>
        <mo>→</mo>
        <mn>0</mn>
      </mrow>
    </msub>
    <mo stretchy="false" form="prefix">(</mo>
    <msup>
      <mi>x</mi>
      <mn>3</mn>
    </msup>
    <mo>+</mo>
    <msup>
      <mi>y</mi>
      <mn>3</mn>
    </msup>
    <mo stretchy="false" form="postfix">)</mo>
    <mo>=</mo>
    <msub>
      <mo>lim</mo>
      <mrow>
        <mi>y</mi>
        <mo>→</mo>
        <mn>0</mn>
      </mrow>
    </msub>
    <mo stretchy="false" form="prefix">(</mo>
    <msup>
      <mi>x</mi>
      <mn>3</mn>
    </msup>
    <mo>+</mo>
    <mn>0</mn>
    <mo stretchy="false" form="postfix">)</mo>
    <mo>=</mo>
    <mn>0</mn>
    <mo>=</mo>
    <msub>
      <mi>f</mi>
      <mn>2</mn>
    </msub>
  </mrow>
</math>
</file>

<file path=Formula-22/content.xml><?xml version="1.0" encoding="utf-8"?>
<math xmlns="http://www.w3.org/1998/Math/MathML" display="inline">
  <mrow>
    <msub>
      <mi>f</mi>
      <mn>1</mn>
    </msub>
    <mo>=</mo>
    <msub>
      <mi>f</mi>
      <mn>2</mn>
    </msub>
  </mrow>
</math>
</file>

<file path=Formula-24/content.xml><?xml version="1.0" encoding="utf-8"?>
<math xmlns="http://www.w3.org/1998/Math/MathML" display="inline">
  <mrow>
    <mi>y</mi>
    <mo>=</mo>
    <mi>m</mi>
    <mi>x</mi>
  </mrow>
</math>
</file>

<file path=Formula-26/content.xml><?xml version="1.0" encoding="utf-8"?>
<math xmlns="http://www.w3.org/1998/Math/MathML" display="inline">
  <mrow>
    <msub>
      <mo>lim</mo>
      <mrow>
        <mi>y</mi>
        <mo>→</mo>
        <mn>0</mn>
      </mrow>
    </msub>
    <mo stretchy="false" form="prefix">(</mo>
    <msup>
      <mi>x</mi>
      <mn>3</mn>
    </msup>
    <mo>+</mo>
    <msup>
      <mi>y</mi>
      <mn>3</mn>
    </msup>
    <mo stretchy="false" form="postfix">)</mo>
    <mo>=</mo>
    <msub>
      <mo>lim</mo>
      <mrow>
        <mi>x</mi>
        <mo>→</mo>
        <mn>0</mn>
      </mrow>
    </msub>
    <mrow>
      <mo stretchy="true" form="prefix">[</mo>
      <msub>
        <mo>lim</mo>
        <mrow>
          <mi>y</mi>
          <mo>→</mo>
          <mn>0</mn>
        </mrow>
      </msub>
      <mo stretchy="false" form="prefix">(</mo>
      <msup>
        <mi>x</mi>
        <mn>3</mn>
      </msup>
      <mo>+</mo>
      <msup>
        <mi>y</mi>
        <mn>3</mn>
      </msup>
      <mo stretchy="false" form="postfix">)</mo>
      <mo stretchy="true" form="postfix">]</mo>
    </mrow>
    <mo>=</mo>
    <msub>
      <mo>lim</mo>
      <mrow>
        <mi>x</mi>
        <mo>→</mo>
        <mn>0</mn>
      </mrow>
    </msub>
    <mo stretchy="false" form="prefix">(</mo>
    <msup>
      <mi>x</mi>
      <mn>3</mn>
    </msup>
    <mo>+</mo>
    <msup>
      <mi>m</mi>
      <mn>3</mn>
    </msup>
    <msup>
      <mi>x</mi>
      <mn>3</mn>
    </msup>
    <mo stretchy="false" form="postfix">)</mo>
    <mo>=</mo>
    <mn>0</mn>
    <mo>=</mo>
    <msub>
      <mi>f</mi>
      <mn>3</mn>
    </msub>
  </mrow>
</math>
</file>

<file path=Formula-28/content.xml><?xml version="1.0" encoding="utf-8"?>
<math xmlns="http://www.w3.org/1998/Math/MathML" display="inline">
  <mrow>
    <msub>
      <mi>f</mi>
      <mn>1</mn>
    </msub>
    <mo>=</mo>
    <msub>
      <mi>f</mi>
      <mn>2</mn>
    </msub>
    <mo>=</mo>
    <msub>
      <mi>f</mi>
      <mn>3</mn>
    </msub>
  </mrow>
</math>
</file>

<file path=Formula-30/content.xml><?xml version="1.0" encoding="utf-8"?>
<math xmlns="http://www.w3.org/1998/Math/MathML" display="inline">
  <mrow>
    <mi>y</mi>
    <mo>=</mo>
    <mi>m</mi>
    <msup>
      <mi>x</mi>
      <mn>2</mn>
    </msup>
  </mrow>
</math>
</file>

<file path=Formula-32/content.xml><?xml version="1.0" encoding="utf-8"?>
<math xmlns="http://www.w3.org/1998/Math/MathML" display="inline">
  <mrow>
    <msub>
      <mo>lim</mo>
      <mrow>
        <mi>y</mi>
        <mo>→</mo>
        <mn>0</mn>
      </mrow>
    </msub>
    <mo stretchy="false" form="prefix">(</mo>
    <msup>
      <mi>x</mi>
      <mn>3</mn>
    </msup>
    <mo>+</mo>
    <msup>
      <mi>y</mi>
      <mn>3</mn>
    </msup>
    <mo stretchy="false" form="postfix">)</mo>
    <mo>=</mo>
    <msub>
      <mo>lim</mo>
      <mrow>
        <mi>x</mi>
        <mo>→</mo>
        <mn>0</mn>
      </mrow>
    </msub>
    <mrow>
      <mo stretchy="true" form="prefix">[</mo>
      <msub>
        <mo>lim</mo>
        <mrow>
          <mi>y</mi>
          <mo>→</mo>
          <mn>0</mn>
        </mrow>
      </msub>
      <mo stretchy="false" form="prefix">(</mo>
      <msup>
        <mi>x</mi>
        <mn>3</mn>
      </msup>
      <mo>+</mo>
      <msup>
        <mi>y</mi>
        <mn>3</mn>
      </msup>
      <mo stretchy="false" form="postfix">)</mo>
      <mo stretchy="true" form="postfix">]</mo>
    </mrow>
    <mo>=</mo>
    <msub>
      <mo>lim</mo>
      <mrow>
        <mi>x</mi>
        <mo>→</mo>
        <mn>0</mn>
      </mrow>
    </msub>
    <mo stretchy="false" form="prefix">(</mo>
    <msup>
      <mi>x</mi>
      <mn>3</mn>
    </msup>
    <mo>+</mo>
    <msup>
      <mi>m</mi>
      <mn>3</mn>
    </msup>
    <msup>
      <mi>x</mi>
      <mn>6</mn>
    </msup>
    <mo stretchy="false" form="postfix">)</mo>
  </mrow>
</math>
</file>

<file path=Formula-34/content.xml><?xml version="1.0" encoding="utf-8"?>
<math xmlns="http://www.w3.org/1998/Math/MathML" display="inline">
  <mrow>
    <mo>=</mo>
    <msub>
      <mo>lim</mo>
      <mrow>
        <mi>x</mi>
        <mo>→</mo>
        <mn>0</mn>
      </mrow>
    </msub>
    <msup>
      <mi>x</mi>
      <mn>3</mn>
    </msup>
    <mo stretchy="false" form="prefix">(</mo>
    <mn>1</mn>
    <mo>+</mo>
    <msup>
      <mi>m</mi>
      <mn>3</mn>
    </msup>
    <msup>
      <mi>x</mi>
      <mn>3</mn>
    </msup>
    <mo stretchy="false" form="postfix">)</mo>
    <mo>=</mo>
    <mn>0</mn>
    <mo>=</mo>
    <msub>
      <mi>f</mi>
      <mn>4</mn>
    </msub>
  </mrow>
</math>
</file>

<file path=Formula-36/content.xml><?xml version="1.0" encoding="utf-8"?>
<math xmlns="http://www.w3.org/1998/Math/MathML" display="inline">
  <mrow>
    <msub>
      <mi>f</mi>
      <mn>1</mn>
    </msub>
    <mo>=</mo>
    <msub>
      <mi>f</mi>
      <mn>2</mn>
    </msub>
    <mo>=</mo>
    <msub>
      <mi>f</mi>
      <mn>3</mn>
    </msub>
    <mo>=</mo>
    <msub>
      <mi>f</mi>
      <mn>4</mn>
    </msub>
  </mrow>
</math>
</file>

<file path=Formula-4/content.xml><?xml version="1.0" encoding="utf-8"?>
<math xmlns="http://www.w3.org/1998/Math/MathML" display="inline">
  <mrow>
    <mi>y</mi>
    <mo>=</mo>
    <mi>m</mi>
    <mi>x</mi>
  </mrow>
</math>
</file>

<file path=Formula-6/content.xml><?xml version="1.0" encoding="utf-8"?>
<math xmlns="http://www.w3.org/1998/Math/MathML" display="block">
  <mrow>
    <munder>
      <mo>lim</mo>
      <mrow>
        <mi>y</mi>
        <mo>→</mo>
        <mn>0</mn>
      </mrow>
    </munder>
    <mfrac>
      <mrow>
        <msup>
          <mi>x</mi>
          <mn>2</mn>
        </msup>
        <mi>m</mi>
        <mi>x</mi>
      </mrow>
      <mrow>
        <msup>
          <mi>x</mi>
          <mn>2</mn>
        </msup>
        <mo>+</mo>
        <msup>
          <mi>m</mi>
          <mn>2</mn>
        </msup>
        <msup>
          <mi>x</mi>
          <mn>2</mn>
        </msup>
      </mrow>
    </mfrac>
    <mo>=</mo>
    <munder>
      <mo>lim</mo>
      <mrow>
        <mi>x</mi>
        <mo>→</mo>
        <mn>0</mn>
      </mrow>
    </munder>
    <mfrac>
      <mrow>
        <mi>m</mi>
        <mi>x</mi>
      </mrow>
      <mrow>
        <mn>1</mn>
        <mo>+</mo>
        <msup>
          <mi>m</mi>
          <mn>2</mn>
        </msup>
      </mrow>
    </mfrac>
    <mo>=</mo>
    <mn>0</mn>
    <mo>=</mo>
    <msub>
      <mi>f</mi>
      <mn>3</mn>
    </msub>
  </mrow>
</math>
</file>

<file path=Formula-8/content.xml><?xml version="1.0" encoding="utf-8"?>
<math xmlns="http://www.w3.org/1998/Math/MathML" display="inline">
  <mrow>
    <msub>
      <mi>f</mi>
      <mn>1</mn>
    </msub>
    <mo>=</mo>
    <msub>
      <mi>f</mi>
      <mn>2</mn>
    </msub>
    <mo>=</mo>
    <msub>
      <mi>f</mi>
      <mn>3</mn>
    </msub>
  </mrow>
</math>
</file>